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.1</text:p>
      <text:p text:style-name="Standard">The text stays in the middle.</text:p>
      <text:p text:style-name="Standard"/>
      <text:p text:style-name="Standard">11.2</text:p>
      <text:p text:style-name="Standard">The parameter sets the text which is displayed in the title bar of the window.</text:p>
      <text:p text:style-name="Standard"/>
      <text:p text:style-name="Standard">11.4</text:p>
      <text:p text:style-name="Standard">Only one element is shown.</text:p>
      <text:p text:style-name="Standard"/>
      <text:p text:style-name="Standard">11.5</text:p>
      <text:p text:style-name="Standard">Not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8T10:20:36.56</meta:creation-date>
    <dc:date>2010-10-28T10:44:56.76</dc:date>
    <meta:editing-duration>PT00H24M18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31" meta:character-count="157"/>
  </office:meta>
</office:document-meta>
</file>